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png" manifest:full-path="Pictures/100000000000043E000002E3B36E69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13cm" svg:height="17.78cm" svg:x="1cm" svg:y="1cm">
          <draw:image xlink:href="Pictures/100000000000043E000002E3B36E69B9.png" xlink:type="simple" xlink:show="embed" xlink:actuate="onLoad">
            <text:p/>
          </draw:image>
        </draw:frame>
        <draw:custom-shape draw:style-name="gr2" draw:text-style-name="P1" draw:layer="layout" svg:width="4.445cm" svg:height="1.905cm" svg:x="13.546cm" svg:y="2.578cm">
          <text:p text:style-name="P1">OpenOffice Word </text:p>
          <text:p text:style-name="P1">Processor Window</text:p>
          <draw:enhanced-geometry svg:viewBox="0 0 21600 21600" draw:glue-points="10800 0 0 10800 10800 21600 21600 10800 ?f40 ?f41" draw:text-areas="0 0 21600 21600" draw:type="rectangular-callout" draw:modifiers="-11834.8178137652 21883.3158447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5.08cm" svg:height="1.905cm" svg:x="9.255cm" svg:y="14.335cm">
          <text:p text:style-name="P1">Initial Metadata </text:p>
          <text:p text:style-name="P1">Identification of </text:p>
          <text:p text:style-name="P1">Document</text:p>
          <draw:enhanced-geometry svg:viewBox="0 0 21600 21600" draw:glue-points="10800 0 0 10800 10800 21600 21600 10800 ?f40 ?f41" draw:text-areas="0 0 21600 21600" draw:type="rectangular-callout" draw:modifiers="-5029.08876205471 -23707.8698845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5.08cm" svg:height="1.905cm" svg:x="18.145cm" svg:y="13.065cm">
          <text:p text:style-name="P1">Editor Control and </text:p>
          <text:p text:style-name="P1">Action Panel</text:p>
          <draw:enhanced-geometry svg:viewBox="0 0 21600 21600" draw:glue-points="10800 0 0 10800 10800 21600 21600 10800 ?f40 ?f41" draw:text-areas="0 0 21600 21600" draw:type="rectangular-callout" draw:modifiers="9412.00551072623 -32683.3158447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4.445cm" svg:height="1.905cm" svg:x="2.905cm" svg:y="2.905cm">
          <text:p text:style-name="P1">Multiple Documents </text:p>
          <text:p text:style-name="P1">In Tabs</text:p>
          <draw:enhanced-geometry svg:viewBox="0 0 21600 21600" draw:glue-points="10800 0 0 10800 10800 21600 21600 10800 ?f40 ?f41" draw:text-areas="0 0 21600 21600" draw:type="rectangular-callout" draw:modifiers="602.429149797571 -6652.25603357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4.445cm" svg:height="1.905cm" svg:x="14.97cm" svg:y="7.985cm">
          <text:p text:style-name="P1">Tabs to switch </text:p>
          <text:p text:style-name="P1">between actions</text:p>
          <draw:enhanced-geometry svg:viewBox="0 0 21600 21600" draw:glue-points="10800 0 0 10800 10800 21600 21600 10800 ?f40 ?f41" draw:text-areas="0 0 21600 21600" draw:type="rectangular-callout" draw:modifiers="27493.1174089069 -36615.73976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shok Hariharan</meta:initial-creator>
    <meta:creation-date>2011-08-25T17:30:16</meta:creation-date>
    <dc:date>2011-08-25T17:59:10</dc:date>
    <dc:creator>Ashok Hariharan</dc:creator>
    <meta:editing-duration>PT28M55S</meta:editing-duration>
    <meta:editing-cycles>3</meta:editing-cycles>
    <meta:generator>OpenOffice.org/3.3$Unix OpenOffice.org_project/330m20$Build-9567</meta:generator>
    <meta:document-statistic meta:object-count="6"/>
  </office:meta>
</office:document-meta>
</file>